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fr.wikipedia.org/wiki/Jeu_de_la_vie" text:style-name="Internet_20_link" text:visited-style-name="Visited_20_Internet_20_Link">https://fr.wikipedia.org/wiki/Jeu_de_la_vie</text:a></text:p>
      <text:p text:style-name="Standard"><text:a xlink:type="simple" xlink:href="https://wiki.libsdl.org/SDL2/FrontPage" text:style-name="Internet_20_link" text:visited-style-name="Visited_20_Internet_20_Link">https://wiki.libsdl.org/SDL2/FrontPage</text:a></text:p>
      <text:p text:style-name="Standard"><text:a xlink:type="simple" xlink:href="https://conwaylife.com/wiki/Glider" text:style-name="Internet_20_link" text:visited-style-name="Visited_20_Internet_20_Link">https://conwaylife.com/wiki/Glider</text:a></text:p>
      <text:p text:style-name="Standard"><text:a xlink:type="simple" xlink:href="https://www.youtube.com/watch?v=fyrtJn5eK5U" text:style-name="Internet_20_link" text:visited-style-name="Visited_20_Internet_20_Link">https://www.youtube.com/watch?v=fyrtJn5eK5U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1:25:02.859341714</meta:creation-date>
    <dc:date>2024-05-06T16:46:48.462951252</dc:date>
    <meta:editing-duration>PT5M5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4" meta:word-count="4" meta:character-count="158" meta:non-whitespace-character-count="158"/>
  </office:meta>
</office:document-meta>
</file>